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size="13pt" style:font-size-asian="13pt" style:font-size-complex="13pt"/>
    </style:style>
    <style:style style:name="P2" style:family="paragraph" style:parent-style-name="Standard">
      <style:paragraph-properties fo:line-height="150%" fo:text-align="justify" style:justify-single-word="false"/>
      <style:text-properties fo:font-size="13pt" officeooo:rsid="001a059b" officeooo:paragraph-rsid="001a059b" style:font-size-asian="13pt" style:font-size-complex="13pt"/>
    </style:style>
    <style:style style:name="P3" style:family="paragraph" style:parent-style-name="Standard">
      <style:paragraph-properties fo:line-height="150%" fo:text-align="justify" style:justify-single-word="false"/>
      <style:text-properties fo:font-size="13pt" officeooo:rsid="001b559f" officeooo:paragraph-rsid="001b559f" style:font-size-asian="13pt" style:font-size-complex="13pt"/>
    </style:style>
    <style:style style:name="P4" style:family="paragraph" style:parent-style-name="Standard">
      <style:paragraph-properties fo:line-height="150%" fo:text-align="center" style:justify-single-word="false"/>
      <style:text-properties fo:font-size="13pt" fo:font-weight="bold" officeooo:rsid="001a059b" officeooo:paragraph-rsid="001a059b" style:font-size-asian="13pt" style:font-weight-asian="bold" style:font-size-complex="13pt" style:font-weight-complex="bold"/>
    </style:style>
    <style:style style:name="P5" style:family="paragraph" style:parent-style-name="Text_20_body" style:list-style-name="L1">
      <style:paragraph-properties fo:line-height="150%" fo:text-align="justify" style:justify-single-word="false"/>
    </style:style>
    <style:style style:name="P6" style:family="paragraph" style:parent-style-name="Text_20_body" style:list-style-name="L2">
      <style:paragraph-properties fo:line-height="150%" fo:text-align="justify" style:justify-single-word="false"/>
    </style:style>
    <style:style style:name="P7" style:family="paragraph" style:parent-style-name="Text_20_body">
      <style:paragraph-properties fo:line-height="150%" fo:text-align="justify" style:justify-single-word="false"/>
    </style:style>
    <style:style style:name="P8" style:family="paragraph" style:parent-style-name="Text_20_body" style:list-style-name="L3">
      <style:paragraph-properties fo:margin-top="0cm" fo:margin-bottom="0cm" style:contextual-spacing="false" fo:line-height="150%" fo:text-align="justify" style:justify-single-word="false"/>
    </style:style>
    <style:style style:name="P9" style:family="paragraph" style:parent-style-name="Text_20_body" style:list-style-name="L3">
      <style:paragraph-properties fo:line-height="150%" fo:text-align="justify" style:justify-single-word="false"/>
    </style:style>
    <style:style style:name="P10" style:family="paragraph" style:parent-style-name="Text_20_body" style:list-style-name="L4">
      <style:paragraph-properties fo:margin-top="0cm" fo:margin-bottom="0cm" style:contextual-spacing="false" fo:line-height="150%" fo:text-align="justify" style:justify-single-word="false"/>
    </style:style>
    <style:style style:name="P11" style:family="paragraph" style:parent-style-name="Text_20_body" style:list-style-name="L4">
      <style:paragraph-properties fo:line-height="150%" fo:text-align="justify" style:justify-single-word="false"/>
    </style:style>
    <style:style style:name="P12" style:family="paragraph" style:parent-style-name="Text_20_body" style:list-style-name="L4">
      <style:paragraph-properties fo:margin-top="0cm" fo:margin-bottom="0cm" style:contextual-spacing="false" fo:line-height="150%" fo:text-align="justify" style:justify-single-word="false"/>
      <style:text-properties officeooo:paragraph-rsid="001ddffd"/>
    </style:style>
    <style:style style:name="P13" style:family="paragraph" style:parent-style-name="Text_20_body" style:list-style-name="L5">
      <style:paragraph-properties fo:margin-top="0cm" fo:margin-bottom="0cm" style:contextual-spacing="false" fo:line-height="150%" fo:text-align="justify" style:justify-single-word="false"/>
    </style:style>
    <style:style style:name="P14" style:family="paragraph" style:parent-style-name="Text_20_body" style:list-style-name="L5">
      <style:paragraph-properties fo:line-height="150%" fo:text-align="justify" style:justify-single-word="false"/>
    </style:style>
    <style:style style:name="P15" style:family="paragraph" style:parent-style-name="Text_20_body" style:list-style-name="L6">
      <style:paragraph-properties fo:margin-top="0cm" fo:margin-bottom="0cm" style:contextual-spacing="false" fo:line-height="150%" fo:text-align="justify" style:justify-single-word="false"/>
    </style:style>
    <style:style style:name="P16" style:family="paragraph" style:parent-style-name="Text_20_body" style:list-style-name="L6">
      <style:paragraph-properties fo:line-height="150%" fo:text-align="justify" style:justify-single-word="false"/>
    </style:style>
    <style:style style:name="P17" style:family="paragraph" style:parent-style-name="Text_20_body">
      <style:paragraph-properties fo:line-height="150%" fo:text-align="justify" style:justify-single-word="false"/>
      <style:text-properties fo:font-size="13pt" style:font-size-asian="13pt" style:font-size-complex="13pt"/>
    </style:style>
    <style:style style:name="P18" style:family="paragraph" style:parent-style-name="Text_20_body" style:list-style-name="L2">
      <style:paragraph-properties fo:margin-top="0cm" fo:margin-bottom="0cm" style:contextual-spacing="false" fo:line-height="150%" fo:text-align="justify" style:justify-single-word="false"/>
      <style:text-properties fo:font-size="13pt" style:font-size-asian="13pt" style:font-size-complex="13pt"/>
    </style:style>
    <style:style style:name="P19" style:family="paragraph" style:parent-style-name="Text_20_body" style:list-style-name="L2">
      <style:paragraph-properties fo:line-height="150%" fo:text-align="justify" style:justify-single-word="false"/>
      <style:text-properties fo:font-size="13pt" style:font-size-asian="13pt" style:font-size-complex="13pt"/>
    </style:style>
    <style:style style:name="P20" style:family="paragraph" style:parent-style-name="Text_20_body">
      <style:paragraph-properties fo:line-height="150%" fo:text-align="justify" style:justify-single-word="false"/>
      <style:text-properties fo:font-size="13pt" officeooo:rsid="001b559f" officeooo:paragraph-rsid="001b559f" style:font-size-asian="13pt" style:font-size-complex="13pt"/>
    </style:style>
    <style:style style:name="T1" style:family="text">
      <style:text-properties fo:font-size="13pt" style:font-size-asian="13pt" style:font-size-complex="13pt"/>
    </style:style>
    <style:style style:name="T2" style:family="text">
      <style:text-properties fo:font-size="13pt" officeooo:rsid="001c9c00" style:font-size-asian="13pt" style:font-size-complex="13pt"/>
    </style:style>
    <style:style style:name="T3" style:family="text">
      <style:text-properties fo:font-size="13pt" officeooo:rsid="001ddffd" style:font-size-asian="13pt" style:font-size-complex="13pt"/>
    </style:style>
    <style:style style:name="T4" style:family="text">
      <style:text-properties officeooo:rsid="001c9c0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PRÉSENTATION</text:p>
      <text:p text:style-name="P2"/>
      <text:p text:style-name="P2">Bonjour <text:span text:style-name="T4">M</text:span>r, bjr chere camarades</text:p>
      <text:p text:style-name="P2">Nous somme ravi de vous presenter <text:s/>en ce jour notre projet ayant pour theme « Creation d’une plateforme de photographie. Projet ayant pour but de fournir aux photographes un outil complet pour gerer leurs œuvres tout en offrant aux clients une experience utilisateur fluide et agreable pour la visualisation et l’achat des photos.</text:p>
      <text:p text:style-name="P2"/>
      <text:p text:style-name="P3">FishAye qui represente le nom de notre plateforme est la combinaison des mots "fish" et "Eye" ce qui signifie « Oeil de poisson » pourrait symboliser plusieurs choses :</text:p>
      <text:list text:style-name="L1">
        <text:list-item>
          <text:p text:style-name="P5"><text:span text:style-name="Strong_20_Emphasis"><text:span text:style-name="T1">Perspective Unique</text:span></text:span><text:span text:style-name="T1"> : L'œil de poisson est souvent associé à une vision panoramique et large, ce qui signifie que le site offre une vaste gamme d'images, couvrant une multitude de sujets et de styles.</text:span></text:p>
        </text:list-item>
        <text:list-item>
          <text:p text:style-name="P5"><text:span text:style-name="Strong_20_Emphasis"><text:span text:style-name="T1">Clarté et Précision</text:span></text:span><text:span text:style-name="T1"> : Les poissons sont souvent perçus comme des créatures alertes avec une vision claire dans l'eau. Cela pourrait symboliser la qualité et la clarté des images disponibles sur le site.</text:span></text:p>
        </text:list-item>
        <text:list-item>
          <text:p text:style-name="P5"><text:span text:style-name="Strong_20_Emphasis"><text:span text:style-name="T1">Innovation et Créativité</text:span></text:span><text:span text:style-name="T1"> : Le nom peut également suggérer une approche innovante et créative à la photographie, offrant des images uniques et captivantes.</text:span></text:p>
        </text:list-item>
      </text:list>
      <text:p text:style-name="P17"/>
      <text:p text:style-name="P20">Notre plateforme est divisée en plusieurs modules :</text:p>
      <text:list text:style-name="L2">
        <text:list-item>
          <text:p text:style-name="P6"><text:span text:style-name="Strong_20_Emphasis"><text:span text:style-name="T1">Gestion des photographes :</text:span></text:span></text:p>
          <text:list>
            <text:list-item>
              <text:p text:style-name="P18">Chaque photographe dispose d'un espace personnel où il peut ajouter ou supprimer ses photos.</text:p>
            </text:list-item>
            <text:list-item>
              <text:p text:style-name="P18">Un système de catégorisation permet de classer les photos par thème, facilitant ainsi la recherche pour les clients.</text:p>
            </text:list-item>
          </text:list>
        </text:list-item>
        <text:list-item>
          <text:p text:style-name="P6"><text:span text:style-name="Strong_20_Emphasis"><text:span text:style-name="T1">Interface client :</text:span></text:span></text:p>
          <text:list>
            <text:list-item>
              <text:p text:style-name="P18">Les clients peuvent naviguer à travers les différentes catégories de photos, effectuer des recherches personnalisées et visualiser les images en haute qualité.</text:p>
            </text:list-item>
            <text:list-item>
              <text:p text:style-name="P18"><text:soft-page-break/>Un système de paiement sécurisé est intégré, permettant aux clients d'acheter facilement les photos de leur choix.</text:p>
            </text:list-item>
          </text:list>
        </text:list-item>
        <text:list-item>
          <text:p text:style-name="P6"><text:span text:style-name="Strong_20_Emphasis"><text:span text:style-name="T1">Administration :</text:span></text:span></text:p>
          <text:list>
            <text:list-item>
              <text:p text:style-name="P19">Les administrateurs ont accès à des outils de gestion pour modérer le contenu, vérifier les transactions et s'assurer du bon fonctionnement de la plateforme.</text:p>
            </text:list-item>
          </text:list>
        </text:list-item>
      </text:list>
      <text:p text:style-name="P7"><text:span text:style-name="Strong_20_Emphasis"><text:span text:style-name="T1">Fonctionnalités clés :</text:span></text:span></text:p>
      <text:list text:style-name="L3">
        <text:list-item>
          <text:p text:style-name="P8"><text:span text:style-name="Strong_20_Emphasis"><text:span text:style-name="T1">Recherche avancée :</text:span></text:span><text:span text:style-name="T1"> Les clients peuvent utiliser une barre de recherche pour trouver des photos spécifiques en fonction de mots-clés, de catégories ou de tags.</text:span></text:p>
        </text:list-item>
        <text:list-item>
          <text:p text:style-name="P8"><text:span text:style-name="Strong_20_Emphasis"><text:span text:style-name="T1">Téléchargement :</text:span></text:span><text:span text:style-name="T1"> Les clients peuvent télécharger </text:span><text:span text:style-name="T2">les</text:span><text:span text:style-name="T1"> photos, les recevant sous forme de fichiers zip.</text:span></text:p>
        </text:list-item>
        <text:list-item>
          <text:p text:style-name="P8"><text:span text:style-name="Strong_20_Emphasis"><text:span text:style-name="T1">Watermarking :</text:span></text:span><text:span text:style-name="T1"> Pour protéger les œuvres des photographes, nous avons intégré un système de watermarking automatique.</text:span></text:p>
        </text:list-item>
        <text:list-item>
          <text:p text:style-name="P9"><text:span text:style-name="Strong_20_Emphasis"><text:span text:style-name="T1">Systeme de likes et de favoris :</text:span></text:span><text:span text:style-name="T1"> Les clients peuvent liker leurs photos préférées et les ajouter à leur liste de favoris pour les retrouver facilement plus tard.</text:span></text:p>
        </text:list-item>
      </text:list>
      <text:p text:style-name="P7"><text:span text:style-name="Strong_20_Emphasis"><text:span text:style-name="T1">Technologies utilisées :</text:span></text:span></text:p>
      <text:list text:style-name="L4">
        <text:list-item>
          <text:p text:style-name="P10"><text:span text:style-name="Strong_20_Emphasis"><text:span text:style-name="T1">Frontend :</text:span></text:span><text:span text:style-name="T1"> Nous avons utilisé Angular pour le développement de l'interface utilisateur, offrant une expérience interactive et réactive.</text:span></text:p>
        </text:list-item>
        <text:list-item>
          <text:p text:style-name="P10"><text:span text:style-name="Strong_20_Emphasis"><text:span text:style-name="T1">Backend :</text:span></text:span><text:span text:style-name="T1"> Le backend est développé en Laravel, garantissant une gestion efficace des données et une sécurité renforcée.</text:span></text:p>
        </text:list-item>
        <text:list-item>
          <text:p text:style-name="P12"><text:span text:style-name="Strong_20_Emphasis"><text:span text:style-name="T1">Base de données :</text:span></text:span><text:span text:style-name="T1"> Nous utilisons </text:span><text:span text:style-name="T3">Postgre</text:span><text:span text:style-name="T1">SQL pour stocker les informations relatives aux utilisateurs et aux transact</text:span><text:span text:style-name="T3">i</text:span><text:span text:style-name="T1">ons , </text:span><text:span text:style-name="T3">MongoDB pour le stockage des</text:span><text:span text:style-name="T1"> photos.</text:span></text:p>
        </text:list-item>
        <text:list-item>
          <text:p text:style-name="P11"><text:span text:style-name="Strong_20_Emphasis"><text:span text:style-name="T1">Hébergement :</text:span></text:span><text:span text:style-name="T1"> La plateforme est hébergée sur un serveur sécurisé, assurant une disponibilité continue et une protection contre les attaques.</text:span></text:p>
        </text:list-item>
      </text:list>
      <text:p text:style-name="P7"><text:span text:style-name="Strong_20_Emphasis"><text:span text:style-name="T1">Défis rencontrés :</text:span></text:span></text:p>
      <text:list text:style-name="L5">
        <text:list-item>
          <text:p text:style-name="P13"><text:span text:style-name="Strong_20_Emphasis"><text:span text:style-name="T1">Sécurité des données :</text:span></text:span><text:span text:style-name="T1"> Protéger les œuvres des photographes contre le vol et l'utilisation non autorisée a été un défi majeur. Nous avons mis en place des mesures de sécurité robustes, incluant le cryptage des données et des contrôles d'accès stricts.</text:span></text:p>
        </text:list-item>
        <text:list-item>
          <text:p text:style-name="P14"><text:span text:style-name="Strong_20_Emphasis"><text:span text:style-name="T1">Optimisation des performances :</text:span></text:span><text:span text:style-name="T1"> Assurer une expérience utilisateur fluide malgré la gestion de grandes quantités de photos et de données a nécessité une optimisation rigoureuse de notre code et de notre infrastructure.</text:span></text:p>
        </text:list-item>
      </text:list>
      <text:p text:style-name="P7"><text:soft-page-break/><text:span text:style-name="Strong_20_Emphasis"><text:span text:style-name="T1">Résultats obtenus :</text:span></text:span></text:p>
      <text:list text:style-name="L6">
        <text:list-item>
          <text:p text:style-name="P15"><text:span text:style-name="Strong_20_Emphasis"><text:span text:style-name="T1">Adoption par les photographes :</text:span></text:span><text:span text:style-name="T1"> Nous avons déjà plusieurs photographes inscrits sur la plateforme, et leurs retours sont très positifs concernant la simplicité d'utilisation et les fonctionnalités offertes.</text:span></text:p>
        </text:list-item>
        <text:list-item>
          <text:p text:style-name="P16"><text:span text:style-name="Strong_20_Emphasis"><text:span text:style-name="T1">Satisfaction des clients :</text:span></text:span><text:span text:style-name="T1"> Les premiers clients utilisant la plateforme apprécient particulièrement la qualité des images et la facilité d'achat.</text:span></text:p>
        </text:list-item>
      </text:list>
      <text:p text:style-name="P17">En conclusion, notre projet de plateforme de gestion et de vente de photographies est une solution complète et innovante, répondant aux besoins des photographes et des clients. Nous sommes convaincus que cette plateforme contribuera à la valorisation des œuvres des photographes et à la satisfaction des amateurs de belles images.</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0T23:57:38.320157113</meta:creation-date>
    <dc:date>2024-07-21T00:40:38.778177255</dc:date>
    <meta:editing-duration>PT10M42S</meta:editing-duration>
    <meta:editing-cycles>1</meta:editing-cycles>
    <meta:document-statistic meta:table-count="0" meta:image-count="0" meta:object-count="0" meta:page-count="3" meta:paragraph-count="33" meta:word-count="660" meta:character-count="4197" meta:non-whitespace-character-count="3592"/>
    <meta:generator>LibreOffice/24.2.4.2$Linux_X86_64 LibreOffice_project/420$Build-2</meta:generator>
  </office:meta>
</office:document-meta>
</file>